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fa9" officeooo:paragraph-rsid="00117fa9"/>
    </style:style>
    <style:style style:name="P2" style:family="paragraph" style:parent-style-name="Text_20_body">
      <style:text-properties officeooo:paragraph-rsid="00134d2f"/>
    </style:style>
    <style:style style:name="P3" style:family="paragraph" style:parent-style-name="Standard">
      <style:text-properties officeooo:paragraph-rsid="00134d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ción en español</text:p>
      <text:p text:style-name="P1"/>
      <text:p text:style-name="P2">ณ์ มีรูป มีเสียง มีกลิ่น มีรส มีโผฏฐัพพะ ธรรมารมณ์เป็นที่ยั่วยวนของบุคคลที่ไม่รู้จักธรรม ให้มีความวุ่นวายมาก ฉะนั้นจึงจะขอฝากธรรมะเพื่อไปปฏิบัติที่ประเทศฝรั่งเศส เมื่อจากวัดหนองป่าพงและวัดป่านานาชาติไปแล้ว สภาวะที่ตัดปัญหาและความยุ่งยากของชีวิต </text:p>
      <text:p text:style-name="Text_20_body">ธรรมะนี้เป็นสภาวะอันหนึ่ง ซึ่งจะตัดปัญหาความยุ่งยากลำบากในใจของมนุษย์ทั้งหลายให้น้อยลง จนกระทั่งหมดไป สภาวะอันนี้เรียกว่าธรรม เราควรจะศึกษา เอาไปศึกษาในชีวิตประจำวันและประจำชีวิต เมื่อมีอารมณ์อันใดมากระทบกระทั่งเกิดขึ้น จะได้แก้ปัญหามันได้ เพราะปัญหานี้มีทุกคน ไม่เฉพาะว่าเมืองไทยหรือเมืองนอก มันมีทุกแห่ง ถ้าคนไม่รู้จักแก้ปัญหาแล้ว ก็มีความทุกข์ความเดือดร้อนเป็นธรรมดา เมื่อปัญหาเกิดขึ้นมาแล้ว หนทางที่จะแก้ไขมันก็คือปัญญา สร้างปัญญา อบรมปัญญา คือ ทำปัญญาให้เกิดขึ้นในจิตใจของเรา </text:p>
      <text:p text:style-name="Text_20_body">สำหรับข้อประพฤติปฏิบัตินั้นก็ไม่มีอะไรมากอื่นไกล อยู่ในตัวของเรานี่เอง มีกายกับใจ คนเมืองนอกก็เหมือนกัน คนเมืองไทยก็เหมือนกัน มีกายกับใจเท่านั้นที่วุ่นวาย เป็นผู้วุ่นวาย ฉะนั้น ผู้สงบระงับต้องมีกายกับใจสงบ </text:p>
      <text:p text:style-name="Text_20_body">ความเป็นจริงนั้น ใจของเรามันเป็นปกติอยู่ เปรียบเหมือนน้ำฝน เป็นน้ำสะอาด มีความใสสะอาดบริสุทธิ์เป็นปกติ ถ้าหากเราเอาสีเขียวใส่เข้าไป เอาสีเหลืองใส่เข้าไป น้ำก็จะกลายเป็นสีเขียว สีเหลืองไป จิตเรานี้ก็เหมือนกัน เมื่อไปถูกอารมณ์ที่ชอบใจ ใจก็ดี ใจก็สบายเมื่อถูกอารมณ์ไม่ชอบใจแล้ว ใจนั้นก็ขุ่นมัว ไม่สบาย เหมือนกันกับน้ำที่ถูกสีเขียว ก็เขียวไป ถูกสีเหลือง ก็เหลืองไป เปลี่ยนสีไปเรื่อย </text:p>
      <text:p text:style-name="Text_20_body">ความเป็นจริงนั้น น้ำที่มันเขียว มันเหลือง ปกติของมันก็เป็นน้ำใสสะอาดบริสุทธิ์ คือ น้ำฝน ปกติของจิตเรานี้ก็เหมือนกัน เป็นจิตที่ใสสะอาด เป็นจิตที่มีปกติไม่วุ่นวาย ที่จะวุ่นวายนั้นเพราะมันเป็นไปกับอารมณ์ มันหลงอารมณ์ พูดให้เห็นชัด อย่างขณะนี้เรานั่งอยู่ในป่ามีความสงบเหมือนกันกับใบไม้ ใบไม้นั้นถ้าไม่มีลมพัดมันก็นิ่ง สงบระงับอยู่ ถ้ามีลมมาพัด ใบมันก็กวัดแกว่งไปตามลม </text:p>
      <text:p text:style-name="Text_20_body">จิตใจนี้ก็เหมือนกัน ถ้าอารมณ์มาถูกมันก็กวัดแกว่งไปตามอารมณ์ ยิ่งมันไม่รู้เรื่องธรรมะแล้ว ก็ยิ่งปล่อยไปตามอารมณ์ของเจ้าของไป อารมณ์สุขก็ปล่อยตามไป อารมณ์ทุกข์ก็ปล่อยตามไปวุ่นวายไปเรื่อย จนชาวมนุษย์ทั้งหลายเกิดเป็นโรคประสาทเพราะไม่รู้เรื่อง ปล่อยไปตามอารมณ์ ไม่รู้จักตามรักษาจิตของเจ้าของ จิตของเรานี้เมื่อไม่มีใครตามรักษา มันก็เหมือนคนๆหนึ่งที่ปราศจากพ่อแม่ที่จะดูแล เป็นคนอนาถา คนอนาถานั้นเป็นคนที่ขาดที่พึ่ง คนที่ขาดที่พึ่งก็เป็นทุกข์ จิตนี้ก็เหมือนกัน ถ้าหากขาดการอบรมบ่มนิสัย ทำความเห็นให้ถูกต้องแล้ว จิตนี้ก็ลำบากมาก </text:p>
      <text:h text:style-name="Heading_20_2" text:outline-level="2">กรรมฐานเป็นการทำจิตให้สงบ</text:h>
      <text:p text:style-name="Text_20_body">ในทางพุทธศาสนา การทำจิตให้สงบระงับนี้ ท่านเรียกว่า การทำกรรมฐาน ฐาน คือเป็นที่ตั้ง กรรม คือการงานที่เราจะต้องทำขึ้นให้มีกายเราเป็นส่วนหนึ่ง จิตเราเป็นอีกส่วนหนึ่ง มีสองอย่างเท่านั้นแหละ กายนี้เป็นสภาธรรม เป็นรูปธรรมที่เรามองเห็นได้ด้วยตาของเรา จิตเป็นสภาวธรรมอันหนึ่ง เป็นนามธรรมซึ่งไม่มีรูป มองด้วยตาไม่ได้ แต่เป็นของมีอยู่ ตามภาษาสามัญก็เรียก<text:soft-page-break/>ว่า กายกับใจ กายเรามองเห็นได้ด้วยตาเนื้อ จิตมองเห็นได้ด้วยตาใน คือตาใจ มีอยู่สองอย่างเท่านั้น มันวุ่นวายกัน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th" style:country-complex="TH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es" number:country="ES" loext:transliteration-spellout="title cardinal" number:transliteration-language="es" number:transliteration-country="ES">
      <number:number number:decimal-places="0" number:min-decimal-places="0" number:min-integer-digits="1"/>
    </number:number-style>
    <number:number-style style:name="N10112" number:language="es" number:country="ES" loext:transliteration-spellout="title USD" number:transliteration-language="es" number:transliteration-country="ES">
      <number:number number:decimal-places="0" number:min-decimal-places="0" number:min-integer-digits="1"/>
    </number:number-style>
    <number:number-style style:name="N10113" number:language="es" number:country="ES" loext:transliteration-spellout="title USD" number:transliteration-language="es" number:transliteration-country="ES">
      <number:number number:decimal-places="2" number:min-decimal-places="2" number:min-integer-digits="1"/>
    </number:number-style>
    <number:number-style style:name="N10114" number:language="es" number:country="ES" loext:transliteration-spellout="upper USD" number:transliteration-language="es" number:transliteration-country="ES">
      <number:number number:decimal-places="0" number:min-decimal-places="0" number:min-integer-digits="1"/>
    </number:number-style>
    <number:number-style style:name="N10115" number:language="es" number:country="ES" loext:transliteration-spellout="upper USD" number:transliteration-language="es" number:transliteration-country="ES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06:51:16.079325174</meta:creation-date>
    <dc:date>2025-07-21T07:14:22.338291049</dc:date>
    <meta:editing-duration>PT10M1S</meta:editing-duration>
    <meta:editing-cycles>3</meta:editing-cycles>
    <meta:generator>LibreOffice/25.2.2.2$Linux_X86_64 LibreOffice_project/520$Build-2</meta:generator>
    <meta:document-statistic meta:table-count="0" meta:image-count="0" meta:object-count="0" meta:page-count="2" meta:paragraph-count="9" meta:word-count="1958" meta:character-count="2072" meta:non-whitespace-character-count="1971"/>
  </office:meta>
</office:document-meta>
</file>